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e Capacitivo" table:style-name="ta1">
        <table:shapes>
          <draw:frame draw:z-index="0" draw:name="Lettura in aria" draw:style-name="gr1" draw:text-style-name="P1" svg:width="26.618cm" svg:height="14.98cm" svg:x="18.005cm" svg:y="2.125cm">
            <draw:object draw:notify-on-update-of-ranges="'Sensore Capacitivo'.A2:'Sensore Capacitivo'.A64 'Sensore Capacitivo'.C1:'Sensore Capacitivo'.C1 'Sensore Capacitivo'.C2:'Sensore Capacitivo'.C64 'Sensore Capacitivo'.A2:'Sensore Capacitivo'.A64 'Sensore Capacitivo'.E1:'Sensore Capacitivo'.E1 'Sensore Capacitivo'.E2:'Sensore Capacitivo'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7.678cm" svg:height="15.568cm" svg:x="17.918cm" svg:y="32.082cm">
            <draw:object draw:notify-on-update-of-ranges="'Sensore Capacitivo'.C68:'Sensore Capacitivo'.C68 'Sensore Capacitivo'.C69:'Sensore Capacitivo'.C131 'Sensore Capacitivo'.A69:'Sensore Capacitivo'.A131 'Sensore Capacitivo'.E68:'Sensore Capacitivo'.E68 'Sensore Capacitivo'.E69:'Sensore Capacitivo'.E131 'Sensore Capacitivo'.A69:'Sensore Capacitivo'.A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n’ campioni</text:p>
          </table:table-cell>
          <table:table-cell table:style-name="Default"/>
          <table:table-cell table:style-name="ce3" office:value-type="string" calcext:value-type="string">
            <text:p>Lettura ADC</text:p>
          </table:table-cell>
          <table:table-cell table:style-name="Default"/>
          <table:table-cell table:style-name="ce3" office:value-type="string" calcext:value-type="string">
            <text:p>Tensione</text:p>
          </table:table-cell>
          <table:table-cell/>
          <table:table-cell table:style-name="ce3" office:value-type="string" calcext:value-type="string">
            <text:p>Lettura ADC media</text:p>
          </table:table-cell>
          <table:table-cell/>
          <table:table-cell table:style-name="ce3" office:value-type="string" calcext:value-type="string">
            <text:p>Lettura tensione media</text:p>
          </table:table-cell>
          <table:table-cell/>
          <table:table-cell table:style-name="ce3" office:value-type="string" calcext:value-type="string">
            <text:p>Durata acquisiz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: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Voltage:</text:p>
          </table:table-cell>
          <table:table-cell office:value-type="float" office:value="2340" calcext:value-type="float">
            <text:p>2340</text:p>
          </table:table-cell>
          <table:table-cell/>
          <table:table-cell table:style-name="ce5" office:value-type="string" calcext:value-type="string">
            <text:p>2681,682 ADC</text:p>
          </table:table-cell>
          <table:table-cell/>
          <table:table-cell table:style-name="ce5" office:value-type="string" calcext:value-type="string">
            <text:p>2329,968 mV</text:p>
          </table:table-cell>
          <table:table-cell/>
          <table:table-cell table:style-name="ce6" office:value-type="time" office:time-value="PT00H01M00S" calcext:value-type="time">
            <text:p>00:01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w: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Voltage:</text:p>
          </table:table-cell>
          <table:table-cell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w: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Voltage:</text:p>
          </table:table-cell>
          <table:table-cell office:value-type="float" office:value="2295" calcext:value-type="float">
            <text:p>22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: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Voltage:</text:p>
          </table:table-cell>
          <table:table-cell office:value-type="float" office:value="2362" calcext:value-type="float">
            <text:p>236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: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Voltage:</text:p>
          </table:table-cell>
          <table:table-cell office:value-type="float" office:value="2333" calcext:value-type="float">
            <text:p>23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: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Voltage:</text:p>
          </table:table-cell>
          <table:table-cell office:value-type="float" office:value="2308" calcext:value-type="float">
            <text:p>230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: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Voltage:</text:p>
          </table:table-cell>
          <table:table-cell office:value-type="float" office:value="2302" calcext:value-type="float">
            <text:p>230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: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Voltage: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: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Voltage:</text:p>
          </table:table-cell>
          <table:table-cell office:value-type="float" office:value="2321" calcext:value-type="float">
            <text:p>232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: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Voltage:</text:p>
          </table:table-cell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: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Voltage:</text:p>
          </table:table-cell>
          <table:table-cell office:value-type="float" office:value="2334" calcext:value-type="float">
            <text:p>233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: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Voltage:</text:p>
          </table:table-cell>
          <table:table-cell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: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Voltage: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: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Voltage:</text:p>
          </table:table-cell>
          <table:table-cell office:value-type="float" office:value="2341" calcext:value-type="float">
            <text:p>234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: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Voltage:</text:p>
          </table:table-cell>
          <table:table-cell office:value-type="float" office:value="2311" calcext:value-type="float">
            <text:p>231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: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Voltage:</text:p>
          </table:table-cell>
          <table:table-cell office:value-type="float" office:value="2333" calcext:value-type="float">
            <text:p>23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w: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Voltage:</text:p>
          </table:table-cell>
          <table:table-cell office:value-type="float" office:value="2332" calcext:value-type="float">
            <text:p>23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w: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Voltage:</text:p>
          </table:table-cell>
          <table:table-cell office:value-type="float" office:value="2334" calcext:value-type="float">
            <text:p>233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w: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Voltage: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w: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Voltage:</text:p>
          </table:table-cell>
          <table:table-cell office:value-type="float" office:value="2329" calcext:value-type="float">
            <text:p>232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w: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Voltage:</text:p>
          </table:table-cell>
          <table:table-cell office:value-type="float" office:value="2287" calcext:value-type="float">
            <text:p>228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w: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Voltage: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w: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Voltage:</text:p>
          </table:table-cell>
          <table:table-cell office:value-type="float" office:value="2324" calcext:value-type="float">
            <text:p>232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w: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Voltage:</text:p>
          </table:table-cell>
          <table:table-cell office:value-type="float" office:value="2311" calcext:value-type="float">
            <text:p>231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w: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Voltage:</text:p>
          </table:table-cell>
          <table:table-cell office:value-type="float" office:value="2345" calcext:value-type="float">
            <text:p>234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w: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Voltage:</text:p>
          </table:table-cell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w: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Voltage:</text:p>
          </table:table-cell>
          <table:table-cell office:value-type="float" office:value="2325" calcext:value-type="float">
            <text:p>23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w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w: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Voltage:</text:p>
          </table:table-cell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w: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Voltage:</text:p>
          </table:table-cell>
          <table:table-cell office:value-type="float" office:value="2315" calcext:value-type="float">
            <text:p>231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w: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Voltage: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w: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Voltage:</text:p>
          </table:table-cell>
          <table:table-cell office:value-type="float" office:value="2342" calcext:value-type="float">
            <text:p>234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w: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Voltage:</text:p>
          </table:table-cell>
          <table:table-cell office:value-type="float" office:value="2357" calcext:value-type="float">
            <text:p>235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w: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w: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Voltage:</text:p>
          </table:table-cell>
          <table:table-cell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w: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Voltage:</text:p>
          </table:table-cell>
          <table:table-cell office:value-type="float" office:value="2293" calcext:value-type="float">
            <text:p>229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w: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Voltage:</text:p>
          </table:table-cell>
          <table:table-cell office:value-type="float" office:value="2338" calcext:value-type="float">
            <text:p>233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w: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Voltage: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w: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Voltage:</text:p>
          </table:table-cell>
          <table:table-cell office:value-type="float" office:value="2340" calcext:value-type="float">
            <text:p>234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w: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Voltage:</text:p>
          </table:table-cell>
          <table:table-cell office:value-type="float" office:value="2336" calcext:value-type="float">
            <text:p>233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w: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Voltage:</text:p>
          </table:table-cell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w: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Voltage:</text:p>
          </table:table-cell>
          <table:table-cell office:value-type="float" office:value="2342" calcext:value-type="float">
            <text:p>234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w: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Voltage:</text:p>
          </table:table-cell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w: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Voltage:</text:p>
          </table:table-cell>
          <table:table-cell office:value-type="float" office:value="2350" calcext:value-type="float">
            <text:p>235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w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w: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Voltage:</text:p>
          </table:table-cell>
          <table:table-cell office:value-type="float" office:value="2329" calcext:value-type="float">
            <text:p>232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w: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Voltage: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w: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Voltage:</text:p>
          </table:table-cell>
          <table:table-cell office:value-type="float" office:value="2364" calcext:value-type="float">
            <text:p>236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w: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Voltage:</text:p>
          </table:table-cell>
          <table:table-cell office:value-type="float" office:value="2339" calcext:value-type="float">
            <text:p>233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w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w: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Voltage:</text:p>
          </table:table-cell>
          <table:table-cell office:value-type="float" office:value="2312" calcext:value-type="float">
            <text:p>231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w: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Voltage:</text:p>
          </table:table-cell>
          <table:table-cell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w: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Voltage:</text:p>
          </table:table-cell>
          <table:table-cell office:value-type="float" office:value="2337" calcext:value-type="float">
            <text:p>233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w: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Voltage:</text:p>
          </table:table-cell>
          <table:table-cell office:value-type="float" office:value="2354" calcext:value-type="float">
            <text:p>235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w: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Voltage:</text:p>
          </table:table-cell>
          <table:table-cell office:value-type="float" office:value="2329" calcext:value-type="float">
            <text:p>232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w: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Voltage:</text:p>
          </table:table-cell>
          <table:table-cell office:value-type="float" office:value="2321" calcext:value-type="float">
            <text:p>232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w: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Voltage:</text:p>
          </table:table-cell>
          <table:table-cell office:value-type="float" office:value="2342" calcext:value-type="float">
            <text:p>234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w: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Voltage:</text:p>
          </table:table-cell>
          <table:table-cell office:value-type="float" office:value="2329" calcext:value-type="float">
            <text:p>232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w: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Voltage:</text:p>
          </table:table-cell>
          <table:table-cell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w: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Voltage: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w: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Voltage:</text:p>
          </table:table-cell>
          <table:table-cell office:value-type="float" office:value="2320" calcext:value-type="float">
            <text:p>2320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3" office:value-type="string" calcext:value-type="string">
            <text:p>n’ campioni</text:p>
          </table:table-cell>
          <table:table-cell table:style-name="Default"/>
          <table:table-cell table:style-name="ce3" office:value-type="string" calcext:value-type="string">
            <text:p>Lettura ADC</text:p>
          </table:table-cell>
          <table:table-cell table:style-name="Default"/>
          <table:table-cell table:style-name="ce3" office:value-type="string" calcext:value-type="string">
            <text:p>Tensione</text:p>
          </table:table-cell>
          <table:table-cell/>
          <table:table-cell table:style-name="ce3" office:value-type="string" calcext:value-type="string">
            <text:p>Lettura ADC media</text:p>
          </table:table-cell>
          <table:table-cell/>
          <table:table-cell table:style-name="ce3" office:value-type="string" calcext:value-type="string">
            <text:p>Lettura tensione media</text:p>
          </table:table-cell>
          <table:table-cell/>
          <table:table-cell table:style-name="ce3" office:value-type="string" calcext:value-type="string">
            <text:p>Durata acquisiz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: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Voltage:</text:p>
          </table:table-cell>
          <table:table-cell office:value-type="float" office:value="2357" calcext:value-type="float">
            <text:p>2357</text:p>
          </table:table-cell>
          <table:table-cell/>
          <table:table-cell table:style-name="ce5" office:value-type="string" calcext:value-type="string">
            <text:p>984,333 ADC</text:p>
          </table:table-cell>
          <table:table-cell/>
          <table:table-cell table:style-name="ce5" office:value-type="string" calcext:value-type="string">
            <text:p>945,079 mV</text:p>
          </table:table-cell>
          <table:table-cell/>
          <table:table-cell table:style-name="ce6" office:value-type="time" office:time-value="PT00H01M00S" calcext:value-type="time">
            <text:p>00:01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w: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Voltage:</text:p>
          </table:table-cell>
          <table:table-cell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w: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Voltage:</text:p>
          </table:table-cell>
          <table:table-cell office:value-type="float" office:value="930" calcext:value-type="float">
            <text:p>93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: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Voltage:</text:p>
          </table:table-cell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: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Voltage:</text:p>
          </table:table-cell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: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Voltage:</text:p>
          </table:table-cell>
          <table:table-cell office:value-type="float" office:value="930" calcext:value-type="float">
            <text:p>93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: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Voltage:</text:p>
          </table:table-cell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: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Voltage:</text:p>
          </table:table-cell>
          <table:table-cell office:value-type="float" office:value="916" calcext:value-type="float">
            <text:p>91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: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Voltage: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: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Voltage: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: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Voltage: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: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Voltage:</text:p>
          </table:table-cell>
          <table:table-cell office:value-type="float" office:value="931" calcext:value-type="float">
            <text:p>93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: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Voltage:</text:p>
          </table:table-cell>
          <table:table-cell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: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Voltage:</text:p>
          </table:table-cell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: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oltage:</text:p>
          </table:table-cell>
          <table:table-cell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: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Voltage:</text:p>
          </table:table-cell>
          <table:table-cell office:value-type="float" office:value="919" calcext:value-type="float">
            <text:p>91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: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Voltage:</text:p>
          </table:table-cell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: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Voltage:</text:p>
          </table:table-cell>
          <table:table-cell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w: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Voltage:</text:p>
          </table:table-cell>
          <table:table-cell office:value-type="float" office:value="916" calcext:value-type="float">
            <text:p>91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w: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Voltage:</text:p>
          </table:table-cell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w: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Voltage:</text:p>
          </table:table-cell>
          <table:table-cell office:value-type="float" office:value="932" calcext:value-type="float">
            <text:p>93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w: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Voltage:</text:p>
          </table:table-cell>
          <table:table-cell office:value-type="float" office:value="904" calcext:value-type="float">
            <text:p>90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w: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Voltage: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w: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Voltage:</text:p>
          </table:table-cell>
          <table:table-cell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w: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Voltage: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w: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Voltage:</text:p>
          </table:table-cell>
          <table:table-cell office:value-type="float" office:value="945" calcext:value-type="float">
            <text:p>94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w: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Voltage:</text:p>
          </table:table-cell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w: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Voltage:</text:p>
          </table:table-cell>
          <table:table-cell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w: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Voltage: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w: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oltage:</text:p>
          </table:table-cell>
          <table:table-cell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w: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Voltage:</text:p>
          </table:table-cell>
          <table:table-cell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w: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Voltage:</text:p>
          </table:table-cell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w: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ltage:</text:p>
          </table:table-cell>
          <table:table-cell office:value-type="float" office:value="947" calcext:value-type="float">
            <text:p>94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w: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Voltage: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w: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oltage:</text:p>
          </table:table-cell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w: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Voltage:</text:p>
          </table:table-cell>
          <table:table-cell office:value-type="float" office:value="953" calcext:value-type="float">
            <text:p>95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w: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Voltage: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w: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Voltage: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w: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Voltage:</text:p>
          </table:table-cell>
          <table:table-cell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w: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Voltage:</text:p>
          </table:table-cell>
          <table:table-cell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w: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Voltage:</text:p>
          </table:table-cell>
          <table:table-cell office:value-type="float" office:value="936" calcext:value-type="float">
            <text:p>93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w: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Voltage:</text:p>
          </table:table-cell>
          <table:table-cell office:value-type="float" office:value="930" calcext:value-type="float">
            <text:p>93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w: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Voltage:</text:p>
          </table:table-cell>
          <table:table-cell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w: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oltage:</text:p>
          </table:table-cell>
          <table:table-cell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w: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Voltage:</text:p>
          </table:table-cell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w: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oltage:</text:p>
          </table:table-cell>
          <table:table-cell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w: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oltage: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w: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Voltage:</text:p>
          </table:table-cell>
          <table:table-cell office:value-type="float" office:value="904" calcext:value-type="float">
            <text:p>90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w: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Voltage:</text:p>
          </table:table-cell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w: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Voltage:</text:p>
          </table:table-cell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w: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oltage:</text:p>
          </table:table-cell>
          <table:table-cell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w: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Voltage:</text:p>
          </table:table-cell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w: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Voltage:</text:p>
          </table:table-cell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w: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Voltage:</text:p>
          </table:table-cell>
          <table:table-cell office:value-type="float" office:value="912" calcext:value-type="float">
            <text:p>91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w: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Voltage:</text:p>
          </table:table-cell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w: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oltage:</text:p>
          </table:table-cell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w: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Voltage:</text:p>
          </table:table-cell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w: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Voltage:</text:p>
          </table:table-cell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w: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Voltage:</text:p>
          </table:table-cell>
          <table:table-cell office:value-type="float" office:value="916" calcext:value-type="float">
            <text:p>91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w: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Voltage:</text:p>
          </table:table-cell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w: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Voltage: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w: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oltage: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w: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oltage: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</table:table>
      <table:table table:name="Sensore Resistivo" table:style-name="ta1">
        <table:shapes>
          <draw:frame draw:z-index="0" draw:style-name="gr1" draw:text-style-name="P1" svg:width="31.204cm" svg:height="17.551cm" svg:x="13.254cm" svg:y="1.604cm">
            <draw:object draw:notify-on-update-of-ranges="'Sensore Resistivo'.A1:'Sensore Resistivo'.A100 'Sensore Resistivo'.C1:'Sensore Resistivo'.C100 'Sensore Resistivo'.A1:'Sensore Resistivo'.A100 'Sensore Resistivo'.E1:'Sensore Resistivo'.E100 'Sensore Resistivo'.A103:'Sensore Resistivo'.A1112 'Sensore Resistivo'.C103:'Sensore Resistivo'.C1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/>
          <table:table-cell table:style-name="ce1" office:value-type="string" calcext:value-type="string" table:number-columns-spanned="2" table:number-rows-spanned="1">
            <text:p>TEMPO ACQUISIZIONE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/>
          <table:table-cell table:style-name="ce2" office:value-type="time" office:time-value="PT00H01M30S" calcext:value-type="time" table:number-columns-spanned="2" table:number-rows-spanned="1">
            <text:p>00:01:30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w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439mV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66mV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58mV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61m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75mV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87mV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412m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432mV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461mV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487mV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03m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12mV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16m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16mV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19mV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21mV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w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23m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w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26mV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w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27mV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w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34mV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w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41m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w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44mV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w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52m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w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56mV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w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63m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w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72mV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w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81m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w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84mV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w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603mV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w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622mV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w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659mV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w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748mV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w: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875mV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w: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948mV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w: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986mV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w: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10mV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w: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27m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w: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46mV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w: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57mV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w: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73mV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w: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84mV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w: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92mV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w: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93mV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w: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96mV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w: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04mV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w: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08mV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w: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08mV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w: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08mV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w: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2mV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w: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6mV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w: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9mV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w: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w: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2mV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w: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9mV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w: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9m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w: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4m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w: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4mV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w: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3m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w: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8mV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w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5mV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w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5mV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w: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4mV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w: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8mV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w: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8mV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w: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6mV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w: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7m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w: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3m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w: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2mV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w: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4m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w: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2mV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w: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6m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w: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5mV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w: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4mV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w: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14mV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w: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2mV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w: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1mV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aw: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3mV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w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5mV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w: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3mV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w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5mV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aw: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w: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4mV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w: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2mV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w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120mV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w: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081mV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w: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3124mV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w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6m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w: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70mV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w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6mV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w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7mV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w: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76mV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aw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6mV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w: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9mV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aw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6mV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w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7mV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w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7mV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w: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aw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5mV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w: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aw: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8mV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aw: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aw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6mV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aw: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aw: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9mV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aw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7mV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w: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7mV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aw: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w: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70mV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aw: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6mV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aw: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7mV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Raw: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9mV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aw: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72mV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aw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7mV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aw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Raw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0mV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aw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2mV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Raw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1mV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aw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aw: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9mV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Raw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4mV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aw: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7mV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Raw: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38mV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Raw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Raw: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0mV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Raw: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8mV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aw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2mV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aw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63mV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Raw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6mV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w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1mV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Raw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3mV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Raw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8mV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Raw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aw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8mV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aw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2mV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Raw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4mV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Raw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aw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aw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9mV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aw: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0mV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Raw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3mV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Raw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7mV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w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0mV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w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4mV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w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w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1mV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w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5mV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w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49mV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w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5mV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w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6mV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w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1357m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7:48:03.93628246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21:18:03.946260103</meta:creation-date>
    <dc:date>2022-07-10T22:36:00.018693962</dc:date>
    <meta:editing-duration>PT4H29M57S</meta:editing-duration>
    <meta:editing-cycles>7</meta:editing-cycles>
    <meta:generator>LibreOffice/6.4.7.2$Linux_X86_64 LibreOffice_project/40$Build-2</meta:generator>
    <meta:document-statistic meta:table-count="2" meta:cell-count="620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05cm" svg:height="17.552cm" xlink:href=".." xlink:type="simple" chart:class="chart:scatter" chart:style-name="ch1">
        <chart:title svg:x="14.963cm" svg:y="0.487cm" chart:style-name="ch2">
          <text:p>TEST</text:p>
        </chart:title>
        <chart:legend chart:legend-position="end" svg:x="14.377cm" svg:y="0.955cm" style:legend-expansion="custom" chartooo:width="2.722cm" chartooo:height="1.17cm" style:legend-expansion-aspect-ratio="2.32649572649573" chart:style-name="ch3"/>
        <chart:plot-area chart:style-name="ch4" table:cell-range-address="'Sensore Resistivo'.A1:'Sensore Resistivo'.A100 'Sensore Resistivo'.C1:'Sensore Resistivo'.C100 'Sensore Resistivo'.E1:'Sensore Resistivo'.E100 'Sensore Resistivo'.C103:'Sensore Resistivo'.C1112" svg:x="0.622cm" svg:y="2.384cm" svg:width="28.881cm" svg:height="14.813cm">
          <chartooo:coordinate-region svg:x="1.614cm" svg:y="2.584cm" svg:width="27.517cm" svg:height="13.96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nsore Resistivo'.C1:'Sensore Resistivo'.C100" chart:class="chart:scatter">
            <chart:domain table:cell-range-address="'Sensore Resistivo'.A1:'Sensore Resistivo'.A100"/>
            <chart:data-point chart:repeated="100"/>
          </chart:series>
          <chart:series chart:style-name="ch8" chart:values-cell-range-address="'Sensore Resistivo'.E1:'Sensore Resistivo'.E100" chart:class="chart:scatter">
            <chart:data-point chart:repeated="100"/>
          </chart:series>
          <chart:series chart:style-name="ch9" chart:values-cell-range-address="'Sensore Resistivo'.C103:'Sensore Resistivo'.C1112" chart:class="chart:scatter">
            <chart:domain table:cell-range-address="'Sensore Resistivo'.A103:'Sensore Resistivo'.A1112"/>
            <chart:data-point chart:repeated="10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nsore Resistivo'.A1:'Sensore Resistivo'.A100</svg:desc>
                </draw:g>
              </table:table-cell>
              <table:table-cell office:value-type="float" office:value="4095">
                <text:p>4095</text:p>
                <draw:g>
                  <svg:desc>'Sensore Resistivo'.C1:'Sensore Resistivo'.C100</svg:desc>
                </draw:g>
              </table:table-cell>
              <table:table-cell office:value-type="float" office:value="NaN">
                <text:p>NaN</text:p>
                <draw:g>
                  <svg:desc>'Sensore Resistivo'.E1:'Sensore Resistivo'.E100</svg:desc>
                </draw:g>
              </table:table-cell>
              <table:table-cell office:value-type="float" office:value="1">
                <text:p>1</text:p>
                <draw:g>
                  <svg:desc>'Sensore Resistivo'.A103:'Sensore Resistivo'.A1112</svg:desc>
                </draw:g>
              </table:table-cell>
              <table:table-cell office:value-type="float" office:value="1537">
                <text:p>1537</text:p>
                <draw:g>
                  <svg:desc>'Sensore Resistivo'.C103:'Sensore Resistivo'.C1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95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1527">
                <text:p>1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19cm" svg:height="14.981cm" xlink:href=".." xlink:type="simple" chart:class="chart:scatter" chart:style-name="ch1">
        <chart:title svg:x="11.003cm" svg:y="0.435cm" chart:style-name="ch2">
          <text:p>Lettura sensore in aria</text:p>
        </chart:title>
        <chart:legend chart:legend-position="end" svg:x="23.396cm" svg:y="6.942cm" style:legend-expansion="high" chart:style-name="ch3"/>
        <chart:plot-area chart:style-name="ch4" table:cell-range-address="'Sensore Capacitivo'.A2:'Sensore Capacitivo'.A64 'Sensore Capacitivo'.C1:'Sensore Capacitivo'.C64 'Sensore Capacitivo'.E1:'Sensore Capacitivo'.E64" chart:data-source-has-labels="row" svg:x="0.532cm" svg:y="1.513cm" svg:width="22.332cm" svg:height="13.169cm">
          <chartooo:coordinate-region svg:x="1.524cm" svg:y="1.712cm" svg:width="21.153cm" svg:height="12.3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ensore Capacitivo'.C2:'Sensore Capacitivo'.C64" chart:label-cell-address="'Sensore Capacitivo'.C1:'Sensore Capacitivo'.C1" chart:class="chart:scatter">
            <chart:domain table:cell-range-address="'Sensore Capacitivo'.A2:'Sensore Capacitivo'.A64"/>
            <chart:data-point chart:repeated="63"/>
          </chart:series>
          <chart:series chart:style-name="ch8" chart:values-cell-range-address="'Sensore Capacitivo'.E2:'Sensore Capacitivo'.E64" chart:label-cell-address="'Sensore Capacitivo'.E1:'Sensore Capacitivo'.E1" chart:class="chart:scatte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Lettura ADC</text:p>
                <draw:g>
                  <svg:desc>'Sensore Capacitivo'.C1:'Sensore Capacitivo'.C1</svg:desc>
                </draw:g>
              </table:table-cell>
              <table:table-cell office:value-type="string">
                <text:p>Tensione</text:p>
                <draw:g>
                  <svg:desc>'Sensore Capacitivo'.E1:'Sensore Capacitiv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nsore Capacitivo'.A2:'Sensore Capacitivo'.A64</svg:desc>
                </draw:g>
              </table:table-cell>
              <table:table-cell office:value-type="float" office:value="2694">
                <text:p>2694</text:p>
                <draw:g>
                  <svg:desc>'Sensore Capacitivo'.C2:'Sensore Capacitivo'.C64</svg:desc>
                </draw:g>
              </table:table-cell>
              <table:table-cell office:value-type="float" office:value="2340">
                <text:p>2340</text:p>
                <draw:g>
                  <svg:desc>'Sensore Capacitivo'.E2:'Sensore Capacitivo'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37">
                <text:p>2737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39">
                <text:p>2639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21">
                <text:p>2721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85">
                <text:p>2685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55">
                <text:p>2655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48">
                <text:p>2648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64">
                <text:p>2664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71">
                <text:p>2671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32">
                <text:p>2632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87">
                <text:p>2687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79">
                <text:p>2679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69">
                <text:p>266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65">
                <text:p>2665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95">
                <text:p>2695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59">
                <text:p>265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86">
                <text:p>268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69">
                <text:p>266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84">
                <text:p>268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87">
                <text:p>2687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09">
                <text:p>2709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81">
                <text:p>2681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29">
                <text:p>2629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10">
                <text:p>271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74">
                <text:p>2674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58">
                <text:p>2658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02">
                <text:p>2702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76">
                <text:p>2676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669">
                <text:p>266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01">
                <text:p>2701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63">
                <text:p>2663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05">
                <text:p>270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97">
                <text:p>269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15">
                <text:p>271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70">
                <text:p>267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82">
                <text:p>2682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36">
                <text:p>2636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691">
                <text:p>269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12">
                <text:p>271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94">
                <text:p>2694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89">
                <text:p>2689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672">
                <text:p>2672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96">
                <text:p>269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02">
                <text:p>2702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06">
                <text:p>270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69">
                <text:p>266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80">
                <text:p>2680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64">
                <text:p>2664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24">
                <text:p>2724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93">
                <text:p>269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69">
                <text:p>2669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60">
                <text:p>2660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82">
                <text:p>2682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90">
                <text:p>2690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11">
                <text:p>2711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81">
                <text:p>2681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71">
                <text:p>2671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96">
                <text:p>269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81">
                <text:p>2681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79">
                <text:p>2679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61">
                <text:p>2661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670">
                <text:p>2670</text:p>
              </table:table-cell>
              <table:table-cell office:value-type="float" office:value="2320">
                <text:p>2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79cm" svg:height="15.569cm" xlink:href=".." xlink:type="simple" chart:class="chart:scatter" chart:column-mapping="0 1 2" chart:style-name="ch1">
        <chart:title svg:x="11.308cm" svg:y="0.447cm" chart:style-name="ch2">
          <text:p>Lettura sensore in acqua</text:p>
        </chart:title>
        <chart:legend chart:legend-position="end" svg:x="24.456cm" svg:y="7.236cm" style:legend-expansion="high" chart:style-name="ch3"/>
        <chart:plot-area chart:style-name="ch4" table:cell-range-address="'Sensore Capacitivo'.A69:'Sensore Capacitivo'.A131 'Sensore Capacitivo'.C68:'Sensore Capacitivo'.C131 'Sensore Capacitivo'.E68:'Sensore Capacitivo'.E131" chart:data-source-has-labels="row" svg:x="0.553cm" svg:y="1.537cm" svg:width="23.35cm" svg:height="13.721cm">
          <chartooo:coordinate-region svg:x="1.545cm" svg:y="1.736cm" svg:width="22.171cm" svg:height="12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ensore Capacitivo'.C69:'Sensore Capacitivo'.C131" chart:label-cell-address="'Sensore Capacitivo'.C68:'Sensore Capacitivo'.C68" chart:class="chart:scatter">
            <chart:domain table:cell-range-address="'Sensore Capacitivo'.A69:'Sensore Capacitivo'.A131"/>
            <chart:data-point chart:repeated="63"/>
          </chart:series>
          <chart:series chart:style-name="ch8" chart:values-cell-range-address="'Sensore Capacitivo'.E69:'Sensore Capacitivo'.E131" chart:label-cell-address="'Sensore Capacitivo'.E68:'Sensore Capacitivo'.E68" chart:class="chart:scatte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Lettura ADC</text:p>
                <draw:g>
                  <svg:desc>'Sensore Capacitivo'.C68:'Sensore Capacitivo'.C68</svg:desc>
                </draw:g>
              </table:table-cell>
              <table:table-cell office:value-type="string">
                <text:p>Tensione</text:p>
                <draw:g>
                  <svg:desc>'Sensore Capacitivo'.E68:'Sensore Capacitivo'.E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nsore Capacitivo'.A69:'Sensore Capacitivo'.A131</svg:desc>
                </draw:g>
              </table:table-cell>
              <table:table-cell office:value-type="float" office:value="2715">
                <text:p>2715</text:p>
                <draw:g>
                  <svg:desc>'Sensore Capacitivo'.C69:'Sensore Capacitivo'.C131</svg:desc>
                </draw:g>
              </table:table-cell>
              <table:table-cell office:value-type="float" office:value="2357">
                <text:p>2357</text:p>
                <draw:g>
                  <svg:desc>'Sensore Capacitivo'.E69:'Sensore Capacitivo'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6">
                <text:p>96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7">
                <text:p>97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0">
                <text:p>96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66">
                <text:p>96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23">
                <text:p>92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49">
                <text:p>94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79">
                <text:p>97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32">
                <text:p>93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7">
                <text:p>96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48">
                <text:p>94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56">
                <text:p>95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70">
                <text:p>97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52">
                <text:p>95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0">
                <text:p>96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59">
                <text:p>95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49">
                <text:p>94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38">
                <text:p>93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68">
                <text:p>96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34">
                <text:p>93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61">
                <text:p>96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48">
                <text:p>94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61">
                <text:p>96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84">
                <text:p>98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57">
                <text:p>95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58">
                <text:p>95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61">
                <text:p>96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70">
                <text:p>97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47">
                <text:p>94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56">
                <text:p>95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87">
                <text:p>98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79">
                <text:p>97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64">
                <text:p>96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94">
                <text:p>99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53">
                <text:p>95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29">
                <text:p>92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58">
                <text:p>95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39">
                <text:p>93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73">
                <text:p>97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66">
                <text:p>96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6">
                <text:p>94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0">
                <text:p>94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25">
                <text:p>92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70">
                <text:p>97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54">
                <text:p>95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34">
                <text:p>93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27">
                <text:p>92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7">
                <text:p>95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40">
                <text:p>94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41">
                <text:p>94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65">
                <text:p>96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44">
                <text:p>94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25">
                <text:p>92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64">
                <text:p>96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28">
                <text:p>92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24">
                <text:p>92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49">
                <text:p>94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24">
                <text:p>92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31">
                <text:p>93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54">
                <text:p>95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920">
                <text:p>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